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760d1" officeooo:paragraph-rsid="001760d1" style:font-size-asian="16pt" style:font-size-complex="16pt"/>
    </style:style>
    <style:style style:name="T1" style:family="text">
      <style:text-properties officeooo:rsid="00189e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mand <text:s text:c="2"/>1 <text:s text:c="7"/><text:tab/> :</text:p>
      <text:p text:style-name="P1">Purpose of Command :</text:p>
      <text:p text:style-name="P1"><text:span text:style-name="T1">U</text:span>sages <text:s text:c="24"/>:</text:p>
      <text:p text:style-name="P1">Sample Input/Output <text:s/>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16:56:01.689369816</meta:creation-date>
    <dc:date>2019-02-18T21:52:57.049008974</dc:date>
    <meta:editing-duration>PT2H8M26S</meta:editing-duration>
    <meta:editing-cycles>1</meta:editing-cycles>
    <meta:document-statistic meta:table-count="0" meta:image-count="0" meta:object-count="0" meta:page-count="1" meta:paragraph-count="4" meta:word-count="12" meta:character-count="96" meta:non-whitespace-character-count="52"/>
    <meta:generator>LibreOffice/6.0.6.2$Linux_X86_64 LibreOffice_project/00m0$Build-2</meta:generator>
  </office:meta>
</office:document-meta>
</file>